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MI10" svg:font-family="CMMI10"/>
    <style:font-face style:name="CMMI8" svg:font-family="CMMI8"/>
    <style:font-face style:name="CMR10" svg:font-family="CMR10"/>
    <style:font-face style:name="CMR8" svg:font-family="CMR8"/>
    <style:font-face style:name="CMSY10" svg:font-family="CMSY10"/>
    <style:font-face style:name="CMTI10" svg:font-family="CMTI10"/>
    <style:font-face style:name="OpenSymbol" svg:font-family="OpenSymbol"/>
    <style:font-face style:name="Lucida Sans1" svg:font-family="'Lucida Sans'" style:font-family-generic="swiss"/>
    <style:font-face style:name="Calibri" svg:font-family="Calibri" style:font-family-generic="roman" style:font-pitch="variable"/>
    <style:font-face style:name="Garamond" svg:font-family="Garamond" style:font-family-generic="roman" style:font-pitch="variable"/>
    <style:font-face style:name="Sylfaen" svg:font-family="Sylfae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Garamond1" svg:font-family="Garamond" style:font-family-generic="system" style:font-pitch="variable"/>
    <style:font-face style:name="Garamond-Italic" svg:font-family="Garamond-Italic"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style:tab-stops>
          <style:tab-stop style:position="9.753cm" style:type="right"/>
          <style:tab-stop style:position="17cm" style:type="right"/>
        </style:tab-stops>
      </style:paragraph-properties>
    </style:style>
    <style:style style:name="P2" style:family="paragraph" style:parent-style-name="Header">
      <style:paragraph-properties>
        <style:tab-stops>
          <style:tab-stop style:position="8.5cm" style:type="center"/>
          <style:tab-stop style:position="9.751cm" style:type="center"/>
          <style:tab-stop style:position="17cm" style:type="right"/>
        </style:tab-stops>
      </style:paragraph-properties>
    </style:style>
    <style:style style:name="P3" style:family="paragraph" style:parent-style-name="Header">
      <style:paragraph-properties>
        <style:tab-stops>
          <style:tab-stop style:position="9.753cm" style:type="center"/>
          <style:tab-stop style:position="17cm" style:type="right"/>
        </style:tab-stops>
      </style:paragraph-properties>
    </style:style>
    <style:style style:name="P4" style:family="paragraph" style:parent-style-name="footnote_20_text" style:master-page-name="Converted1">
      <style:paragraph-properties style:page-number="auto"/>
    </style:style>
    <style:style style:name="P5" style:family="paragraph" style:parent-style-name="CM6">
      <style:paragraph-properties fo:margin-top="0cm" fo:margin-bottom="0.392cm" style:line-height-at-least="0.437cm" fo:text-align="justify" style:justify-single-word="false"/>
    </style:style>
    <style:style style:name="P6" style:family="paragraph" style:parent-style-name="CM6">
      <style:paragraph-properties fo:margin-top="0cm" fo:margin-bottom="0.392cm" style:line-height-at-least="0.437cm" fo:text-align="justify" style:justify-single-word="false" fo:break-before="page"/>
    </style:style>
    <style:style style:name="P7" style:family="paragraph" style:parent-style-name="CM6">
      <style:paragraph-properties fo:margin-top="0.847cm" fo:margin-bottom="0.436cm" style:line-height-at-least="0.437cm"/>
    </style:style>
    <style:style style:name="P8" style:family="paragraph" style:parent-style-name="CM6">
      <style:paragraph-properties fo:margin-top="0.847cm" fo:margin-bottom="0.436cm" style:line-height-at-least="0.437cm" fo:text-align="justify" style:justify-single-word="false"/>
    </style:style>
    <style:style style:name="P9" style:family="paragraph" style:parent-style-name="CM6">
      <style:paragraph-properties fo:margin-top="0.847cm" fo:margin-bottom="0.436cm" style:line-height-at-least="0.437cm" fo:text-align="justify" style:justify-single-word="false"/>
      <style:text-properties style:font-name="Garamond" fo:font-size="12pt" style:font-size-asian="12pt" style:font-size-complex="12pt"/>
    </style:style>
    <style:style style:name="P10" style:family="paragraph" style:parent-style-name="Default">
      <style:paragraph-properties fo:margin-top="0cm" fo:margin-bottom="1.746cm"/>
    </style:style>
    <style:style style:name="P11" style:family="paragraph" style:parent-style-name="CM1">
      <style:paragraph-properties fo:margin-top="0cm" fo:margin-bottom="0.617cm" fo:text-align="justify" style:justify-single-word="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style:font-name="Garamond" fo:language="en" fo:country="US" style:font-size-complex="12pt"/>
    </style:style>
    <style:style style:name="P14" style:family="paragraph" style:parent-style-name="Standard">
      <style:paragraph-properties fo:margin-left="0.501cm" fo:margin-right="0cm" fo:text-align="justify" style:justify-single-word="false" fo:text-indent="-0.501cm" style:auto-text-indent="false"/>
    </style:style>
    <style:style style:name="P15" style:family="paragraph" style:parent-style-name="Standard">
      <style:paragraph-properties fo:margin-left="0.501cm" fo:margin-right="0cm" fo:margin-top="0.049cm" fo:margin-bottom="0cm" fo:line-height="100%" fo:text-align="justify" style:justify-single-word="false" fo:hyphenation-ladder-count="no-limit" fo:text-indent="-0.501cm" style:auto-text-indent="false"/>
      <style:text-properties fo:hyphenate="true" fo:hyphenation-remain-char-count="2" fo:hyphenation-push-char-count="2"/>
    </style:style>
    <style:style style:name="P16" style:family="paragraph" style:parent-style-name="Standard">
      <style:paragraph-properties fo:margin-top="0.049cm" fo:margin-bottom="0cm" fo:line-height="100%" fo:text-align="justify" style:justify-single-word="false" fo:hyphenation-ladder-count="no-limit"/>
      <style:text-properties fo:hyphenate="true" fo:hyphenation-remain-char-count="2" fo:hyphenation-push-char-count="2"/>
    </style:style>
    <style:style style:name="P17" style:family="paragraph" style:parent-style-name="Standard" style:master-page-name="First_20_Page">
      <style:paragraph-properties fo:margin-left="0cm" fo:margin-right="0.406cm" fo:margin-top="0cm" fo:margin-bottom="0.393cm" style:line-height-at-least="0.478cm" fo:text-indent="0cm" style:auto-text-indent="false" style:page-number="auto"/>
    </style:style>
    <style:style style:name="P18" style:family="paragraph" style:parent-style-name="Text_20_body">
      <style:text-properties style:font-name="Garamond" fo:font-size="12pt" style:font-size-asian="12pt" style:font-size-complex="12pt"/>
    </style:style>
    <style:style style:name="P19" style:family="paragraph" style:parent-style-name="Text_20_body" style:list-style-name="L1">
      <style:text-properties style:font-name="Garamond" fo:font-size="12pt" style:font-size-asian="12pt" style:font-size-complex="12pt"/>
    </style:style>
    <style:style style:name="P20" style:family="paragraph" style:parent-style-name="Text_20_body">
      <style:paragraph-properties fo:margin-left="0.501cm" fo:margin-right="0cm" fo:text-align="justify" style:justify-single-word="false" fo:text-indent="-0.501cm" style:auto-text-indent="false"/>
      <style:text-properties style:font-name="Garamond" fo:font-size="12pt" style:font-size-asian="12pt" style:font-size-complex="12pt"/>
    </style:style>
    <style:style style:name="T1" style:family="text">
      <style:text-properties fo:color="#000000" fo:language="en" fo:country="US" style:font-name-complex="Garamond1" style:font-size-complex="11pt"/>
    </style:style>
    <style:style style:name="T2" style:family="text">
      <style:text-properties fo:color="#000000" fo:language="en" fo:country="US" fo:font-weight="bold" style:font-weight-asian="bold" style:font-name-complex="Garamond1" style:font-weight-complex="bold"/>
    </style:style>
    <style:style style:name="T3" style:family="text">
      <style:text-properties fo:color="#000000" fo:language="en" fo:country="US" fo:font-weight="bold" style:font-weight-asian="bold" style:font-name-complex="Garamond1" style:font-size-complex="11pt" style:font-weight-complex="bold"/>
    </style:style>
    <style:style style:name="T4" style:family="text">
      <style:text-properties fo:color="#000000" style:font-name="Garamond" fo:font-size="12pt" fo:language="en" fo:country="US" fo:font-weight="bold" style:font-size-asian="12pt" style:font-weight-asian="bold" style:font-name-complex="Garamond1" style:font-size-complex="12pt" style:font-weight-complex="bold"/>
    </style:style>
    <style:style style:name="T5" style:family="text">
      <style:text-properties fo:language="en" fo:country="US"/>
    </style:style>
    <style:style style:name="T6" style:family="text">
      <style:text-properties style:font-name="Garamond" fo:language="en" fo:country="US"/>
    </style:style>
    <style:style style:name="T7" style:family="text">
      <style:text-properties style:font-name="Garamond" fo:language="en" fo:country="GB" style:font-name-complex="Arial1" style:font-size-complex="12pt"/>
    </style:style>
    <style:style style:name="T8" style:family="text">
      <style:text-properties style:font-name="Garamond" fo:language="en" fo:country="GB" style:font-size-complex="12pt"/>
    </style:style>
    <style:style style:name="T9" style:family="text">
      <style:text-properties style:font-name="Garamond" fo:font-size="9pt" style:font-size-asian="9pt" style:font-size-complex="9pt"/>
    </style:style>
    <style:style style:name="T10" style:family="text">
      <style:text-properties style:font-name="Garamond" fo:font-size="9pt" style:font-size-asian="9pt" style:font-name-complex="Garamond-Italic" style:font-size-complex="9pt" style:font-style-complex="italic"/>
    </style:style>
    <style:style style:name="T11" style:family="text">
      <style:text-properties style:font-name="Garamond" fo:font-size="9pt" fo:font-style="italic" style:font-size-asian="9pt" style:font-style-asian="italic" style:font-name-complex="Garamond-Italic" style:font-size-complex="9pt" style:font-style-complex="italic"/>
    </style:style>
    <style:style style:name="T12" style:family="text">
      <style:text-properties style:font-name="Garamond" fo:font-size="9pt" fo:language="en" fo:country="US" style:font-size-asian="9pt" style:font-name-complex="Garamond-Italic" style:font-size-complex="9pt" style:font-style-complex="italic"/>
    </style:style>
    <style:style style:name="T13" style:family="text">
      <style:text-properties style:font-name="Garamond" fo:font-size="9pt" fo:language="en" fo:country="US" fo:font-style="italic" style:font-size-asian="9pt" style:font-style-asian="italic" style:font-name-complex="Garamond-Italic" style:font-size-complex="9pt" style:font-style-complex="italic"/>
    </style:style>
    <style:style style:name="T14" style:family="text">
      <style:text-properties style:font-name="Garamond" fo:font-size="12pt" fo:language="en" fo:country="GB" style:font-name-asian="MS Mincho" style:font-size-asian="12pt" style:language-asian="ja" style:country-asian="JP" style:font-size-complex="12pt"/>
    </style:style>
    <style:style style:name="T15" style:family="text">
      <style:text-properties style:font-name="Garamond" fo:font-size="12pt" fo:language="en" fo:country="GB" style:font-name-asian="MS Mincho" style:font-size-asian="12pt" style:language-asian="ja" style:country-asian="JP" style:font-name-complex="Arial1" style:font-size-complex="12pt"/>
    </style:style>
    <style:style style:name="T16" style:family="text">
      <style:text-properties style:font-name="Garamond" fo:font-size="12pt" style:font-name-asian="MS Mincho" style:font-size-asian="12pt" style:language-asian="ja" style:country-asian="JP" style:font-size-complex="12pt"/>
    </style:style>
    <style:style style:name="T17" style:family="text">
      <style:text-properties style:font-name="Garamond" fo:font-size="12pt" fo:language="en" fo:country="US" style:font-size-asian="12pt" style:font-size-complex="12pt"/>
    </style:style>
    <style:style style:name="T18" style:family="text">
      <style:text-properties style:font-name="Garamond" fo:font-size="12pt" fo:language="en" fo:country="US" style:font-size-asian="12pt" style:font-name-complex="Arial1" style:font-size-complex="12pt"/>
    </style:style>
    <style:style style:name="T19" style:family="text">
      <style:text-properties fo:language="en" fo:country="GB"/>
    </style:style>
    <style:style style:name="T20" style:family="text">
      <style:text-properties fo:language="en" fo:country="GB" style:font-name-complex="Arial1"/>
    </style:style>
    <style:style style:name="T21" style:family="text">
      <style:text-properties fo:language="en" fo:country="GB" fo:font-weight="bold" style:font-weight-asian="bold" style:font-name-complex="Arial1"/>
    </style:style>
    <style:style style:name="T22" style:family="text">
      <style:text-properties fo:font-style="italic" style:font-style-asian="italic" style:font-style-complex="italic"/>
    </style:style>
    <style:style style:name="T23" style:family="text">
      <style:text-properties style:font-name="Sylfaen" fo:font-size="9pt" fo:language="en" fo:country="GB" style:font-name-asian="MS Mincho" style:font-size-asian="9pt" style:language-asian="ja" style:country-asian="JP" style:font-size-complex="9pt"/>
    </style:style>
    <style:style style:name="T24" style:family="text">
      <style:text-properties style:font-name="Garamond" fo:font-size="12pt" fo:language="en" fo:country="GB" style:font-size-asian="12pt" style:font-name-complex="Arial1" style:font-size-complex="12pt"/>
    </style:style>
    <style:style style:name="T25" style:family="text">
      <style:text-properties style:font-name="Garamond" fo:font-size="12pt" style:font-size-asian="12pt" style:font-size-complex="1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4">Modeling the emergence of metropolitan transport autorithy in a polycentric urban region</text:span></text:p>
      <text:p text:style-name="P10"><text:span text:style-name="T5">Le Nechet F.</text:span><text:span text:style-name="T5"><text:note text:id="ftn0" text:note-class="footnote"><text:note-citation>1</text:note-citation><text:note-body><text:p text:style-name="P4"><text:span text:style-name="footnote_20_reference"/><text:span text:style-name="T5"> </text:span><text:span text:style-name="T6">LVMT</text:span></text:p></text:note-body></text:note></text:span><text:span text:style-name="T5">, Raimbault J.</text:span><text:note text:id="ftn1" text:note-class="footnote"><text:note-citation>2</text:note-citation><text:note-body><text:p text:style-name="P4"><text:span text:style-name="footnote_20_reference"/><text:span text:style-name="T5"> </text:span><text:span text:style-name="T6">UMR CNRS 8504 Géographie-cités</text:span></text:p></text:note-body></text:note></text:p>
      <text:p text:style-name="P5"><text:span text:style-name="T2">Abstract</text:span></text:p>
      <text:p text:style-name="P12"><text:span text:style-name="T7"/></text:p>
      <text:p text:style-name="P8"><text:span text:style-name="T21">Keywords </text:span></text:p>
      <text:p text:style-name="P11"><text:span text:style-name="T20"/></text:p>
      <text:p text:style-name="P7"><text:span text:style-name="T21">Introduction</text:span></text:p>
      <text:p text:style-name="P12"><text:span text:style-name="T17">As Soja points out (2011), "The urban, the metropolitan, and the subnational-regional scales seem to be blending together". Flows of goods, people and ideas between cities intensified larger scales during the second half of the twentieth century, under the impetus of lower transport costs, growth of global economy and technological innovations, which allowed a significant increase in travel speeds and the emergence of polycentric “Mega-City Regions” (MCR) (Hall &amp; Pain, 2006), which corresponds to a change of scale in the operation of metropolitan areas. The emergence of MCR also correspond to a transformation of governance, some regions having advanced forms of integrated governance such as Stuttgart (Germany) and Montreal (Canada) (Lefevre, 2009).</text:span></text:p>
      <text:p text:style-name="P12"><text:span text:style-name="T17">The approach presented here combines empirical observation and theoretical modeling to study several factors candidates for explaining the emergence of </text:span><text:soft-page-break/><text:span text:style-name="T17">centralized form of governance within MCR (exogenous factors such as demographic growth, and endogenous factors such as balance between stakeholders). In this complex frame of analysis, we decided to focus on public provision of transport infrastructure. Hence, transport networks projects combines the interests of stakeholders at both local and macro scales and funding of such projects now involve several stakeholders at various scales. Also, it plays a direct goal in urban dynamic. <text:s/></text:span></text:p>
      <text:p text:style-name="P12"><text:span text:style-name="T18">To this end, we present here the Lutecia model which combines an Land Use Transport Interaction model for generating commuting patterns and urban dynamics and game theory oriented agent-based model to simulate endogeneously the provision of transport infrastructure (by providing the best marginal increase of accessibility level corresponding to a given agent). As (King et al., 2009) points out “Key to the emergence of leadership and followership is the need to coordinate”. We will first analyse the case of two regions in which the authors proved that “if this trait difference between players is stable [...], stable leader–follower pattern will emerge over time” : however the situation appear more complex in our case for the gain matrix evolves dynamically because transport provision affect accessibility level which in turn affects the relative importance of each region. The approach will allows us to study systematically which starting configurations lead to centralized or decentralized modes of governance within MCR.</text:span><text:span text:style-name="T7"> </text:span></text:p>
      <text:p text:style-name="P8"><text:span text:style-name="T21">Model Description</text:span><text:span text:style-name="T7"> <text:s/></text:span></text:p>
      <text:p text:style-name="P8"><text:span text:style-name="T24">As detailed in (Le Nechet, 2012), a conceptual city system with local administrative boundaries and corresponding </text:span><text:soft-page-break/><text:span text:style-name="T24">governing agents (mayors), and a global governor (state) is the foundation of the model. A land-use evolution (residences and employments localisations) and transportation (gravital flows) are the first step of an iteration. The transportation infrastructure (road network) is then evolved by contructing a new road. First level of decision (global or local) is chosen randomly according to a fixed probability, and in the case of a local decision, the richest mayor will build the new road. The road is then build optimizing the marginal accessibility for the area corresponding to the builder in charge (all world if global, commun if local). The extension of the model is directed towards the study of conditions driving the emergence of collaboration or competition at the local level</text:span><text:span text:style-name="T25">. The reality is of course not as simple, as bottom-up initiatives such as collaboration between neighbor cities are entrelaced with top-down decisions such as e.g. the “Métropole du Grand Paris” which is a new administrative structure for Paris Area decided at the state level (Gilli and Offner, 2009). It would be however interesting to test conditions for emergence of governance patterns from the bottom-up in a conceptual way by extending the model and adding interactions and fusion between administrative entities. </text:span></text:p>
      <text:p text:style-name="P18">The extension shall consist in relaxing the assumption of a single road segment built at each time step and attribute one segment to the N richest mayors. That leads to situation where neighor towns may want to construct both a new road. As they are likely to communicate with each other, we assume that negociations take place and that they consider eventually to build in common, in which case they merge after (rough simplifying but stylized assumption). Such negociations may be interpreted as a game in the sense of Game Theory, which as already been widely applied for modeling in social and political sciences for <text:soft-page-break/>questions dealing with cognitive interacting agents with individual interests (Ordeshook, 1986). Such a framework as already been used in transportation investment studies, as e.g. in (Roumboutsos and Kapros, 2008) where choices of operators (public and privates) to integrate their system in a global consistent commuter system is explored through the notion of Nash equilibrium. </text:p>
      <text:p text:style-name="P18">The workflow for transportation network development is the following : </text:p>
      <text:list xml:id="list6419940083221301165" text:style-name="L1">
        <text:list-item>
          <text:p text:style-name="P19">At each time step, N new road segments are built. Choice between local and global is still done through uniform drawing with probability ξ. In the case of local building, roads are attributed successively to mayors with probabilities ξi, what means that richer areas may get many roads. It stays consistent with the thematic assumption than each road correspond to the allocation of one public market which are done independantly (with N becoming greater, this assumption should be relaxed as attribution of subventions to local areas is of course not proportional to wealth, but we assume that it stays true with small N values). </text:p>
        </text:list-item>
        <text:list-item>
          <text:p text:style-name="P19">Areas building a road without neighbors doing it follow the standard procedure to develop the road network. </text:p>
        </text:list-item>
        <text:list-item>
          <text:p text:style-name="P19">Neighbor areas building a road will enter negociations. We assume in this first simple version of the model that ony bilateral negociations may occur. Therefore, in the case of clusters with more than two areas, pairing is done at random (uniform drawing) between neighbors until all areas are paired. </text:p>
        </text:list-item>
        <text:list-item>
          <text:p text:style-name="P19"><text:soft-page-break/>Possible strategies for players (negociating areas, i = 1, 2) are : staying alone (A) and collaborating (C). Strategies are chosen simultaneously (non-cooperative game) as detailed after. For (C,A) and (A,C) couples, the collaborating agent loose its investment and cannot build a road whereas the other continues his buiseness alone. For (A,A) both act as alone, and for (C,C) a common development is done. We denote Zi∗(S1,S2) the optimal infrastructure for area i with (S1,S2) ∈ {(A,C),(C,A),(A,A)}whicharedeterminedthestandardwayineachzoneseparately,andZC∗ the optimal common infrastructure computed with a 2 segments infrastructure on the union of both areas, which corresponds to the case where both strategies are C. Marginal accessibilities for area i and infrastucture Z is defined as ∆Xi(Z) = XiZ − Xi. We introduce the costs of construction which are necessary to build the payoff matrix. They are assumed spatially uniform and noted I for a road segment, whereas a 2 road segment will cost 2 · I − δI (δI &gt; 0 cost gain of common technical means, assumed to be equally shared). An interesting generalisation would be to divise costs proportionnaly to wealth in the case of a collaboration. The payoff matrix of the game is the following, with κ a normalization constant (“price of acessibility”) : </text:p>
        </text:list-item>
      </text:list>
      <text:p text:style-name="P18"/>
      <text:p text:style-name="P9"><text:span text:style-name="T21">Results</text:span></text:p>
      <text:p text:style-name="P9"><text:span text:style-name="T21"/></text:p>
      <text:p text:style-name="P9"><text:soft-page-break/><text:span text:style-name="T21"/></text:p>
      <text:p text:style-name="P8"><text:span text:style-name="T21">Conclusion </text:span></text:p>
      <text:p text:style-name="P12"><text:span text:style-name="T7"/></text:p>
      <text:p text:style-name="P13"/>
      <text:p text:style-name="P6"><text:span text:style-name="T3">References </text:span></text:p>
      <text:p text:style-name="P16"><text:span text:style-name="T14">Hall, P, Pain, K, 2006, The Polycentric Metropolis. Learning from Mega-City Regions in Europe, London: Earthscan</text:span></text:p>
      <text:p text:style-name="P16"><text:span text:style-name="T14"/></text:p>
      <text:p text:style-name="P16"><text:span text:style-name="T14">King, A., Cowlishawb, G., 2009, Leaders, followers, and group decision-making. Communicative &amp; Integrative Biology</text:span><text:span text:style-name="T23">, </text:span><text:span text:style-name="T16">Volume 2, Issue 2, <text:s/>p. 147-150.</text:span></text:p>
      <text:p text:style-name="P16"><text:span text:style-name="T16"/></text:p>
      <text:p text:style-name="P16"><text:span text:style-name="T16">Lefèvre, Christian, 2009, Gouverner les métropoles, LGDJ</text:span></text:p>
      <text:p text:style-name="P15"><text:span text:style-name="T15">Soja, E.W., 2011, Beyond Postmetropolis. Urban Geography, 32:4, 451-469</text:span></text:p>
      <text:p text:style-name="P14"><text:span text:style-name="T8"><text:s/></text:span></text:p>
      <text:p text:style-name="P20"><text:span text:style-name="T19">Gilli, F. and Offner, J.-M. (2009). Paris, m ́etropole hors les murs: aménager et gouverner un Grand Paris. Sciences Po, les presses. </text:span></text:p>
      <text:p text:style-name="P18">Le Nechet, F. (2010). Approche multiscalaire des liens entre mobilit ́e quotidienne, morphologie et soutenabilit ́e des m ́etropoles europ ́eennes: cas de Paris et de la r ́egion Rhin-Ruhr. PhD thesis, Universit ́e Paris-Est. </text:p>
      <text:p text:style-name="P18">(Le Nechet, 2012) Le Nechet, F. (2012). <text:s/>Aménagement urbain et jeux d’échelles : construction à plusieurs niveaux d’un réseau de transport m ́etropolitain. <text:span text:style-name="T22">Working Paper</text:span></text:p>
      <text:p text:style-name="P18">[Ordeshook, 1986] Ordeshook, P. C. (1986). Game theory and political theory: An introduction. Cam- bridge University Press. </text:p>
      <text:p text:style-name="P18">[Roumboutsos and Kapros, 2008] Roumboutsos, A. and Kapros, S. (2008). A game theory approach to urban public transport integration policy. Transport Policy, 15(4):209 – 215. </text:p>
      <text:p text:style-name="P14"><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MI10" svg:font-family="CMMI10"/>
    <style:font-face style:name="CMMI8" svg:font-family="CMMI8"/>
    <style:font-face style:name="CMR10" svg:font-family="CMR10"/>
    <style:font-face style:name="CMR8" svg:font-family="CMR8"/>
    <style:font-face style:name="CMSY10" svg:font-family="CMSY10"/>
    <style:font-face style:name="CMTI10" svg:font-family="CMTI10"/>
    <style:font-face style:name="OpenSymbol" svg:font-family="OpenSymbol"/>
    <style:font-face style:name="Lucida Sans1" svg:font-family="'Lucida Sans'" style:font-family-generic="swiss"/>
    <style:font-face style:name="Calibri" svg:font-family="Calibri" style:font-family-generic="roman" style:font-pitch="variable"/>
    <style:font-face style:name="Garamond" svg:font-family="Garamond" style:font-family-generic="roman" style:font-pitch="variable"/>
    <style:font-face style:name="Sylfaen" svg:font-family="Sylfae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Garamond1" svg:font-family="Garamond" style:font-family-generic="system" style:font-pitch="variable"/>
    <style:font-face style:name="Garamond-Italic" svg:font-family="Garamond-Italic"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Times New Roman1" style:font-size-asian="12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_20_text" style:display-name="footnote text" style:family="paragraph" style:parent-style-name="Standard" style:default-outline-level="" style:list-style-name="">
      <style:text-properties fo:font-size="10pt" style:font-size-asian="10pt" style:language-asian="it" style:country-asian="IT" style:font-size-complex="10pt"/>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CM6" style:family="paragraph" style:parent-style-name="Standard" style:default-outline-level="" style:list-style-name="">
      <style:paragraph-properties fo:orphans="0" fo:widows="0"/>
      <style:text-properties style:font-name="Garamond" style:language-asian="it" style:country-asian="IT" style:font-name-complex="F" style:font-size-complex="12pt"/>
    </style:style>
    <style:style style:name="Default" style:family="paragraph" style:default-outline-level="" style:list-style-name="">
      <style:paragraph-properties fo:orphans="0" fo:widows="0" style:writing-mode="lr-tb"/>
      <style:text-properties fo:color="#000000" style:font-name="Garamond" style:language-asian="it" style:country-asian="IT" style:font-name-complex="Garamond1"/>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CM1" style:family="paragraph" style:parent-style-name="Default" style:default-outline-level="" style:list-style-name="">
      <style:paragraph-properties style:line-height-at-least="0.437cm"/>
      <style:text-properties fo:color="#00000a" style:font-name-complex="Times New Roman1"/>
    </style:style>
    <style:style style:name="Testo_20_nota_20_a_20_piè_20_di_20_pagina1" style:display-name="Testo nota a piè di pagina1" style:family="paragraph" style:parent-style-name="Standard" style:default-outline-level="" style:list-style-name="">
      <style:paragraph-properties fo:hyphenation-ladder-count="no-limit"/>
      <style:text-properties style:font-name="Calibri" fo:font-size="10pt" style:letter-kerning="true" style:font-name-asian="Calibri1" style:font-size-asian="10pt" style:language-asian="ar" style:country-asian="SA" style:font-size-complex="10pt" fo:hyphenate="false" fo:hyphenation-remain-char-count="2" fo:hyphenation-push-char-count="2"/>
    </style:style>
    <style:style style:name="Testo_20_fumetto1" style:display-name="Testo fumetto1" style:family="paragraph" style:parent-style-name="Standard" style:default-outline-level="" style:list-style-name="">
      <style:paragraph-properties fo:hyphenation-ladder-count="no-limit"/>
      <style:text-properties style:font-name="Tahoma" fo:font-size="8pt" style:letter-kerning="true" style:font-name-asian="Calibri1" style:font-size-asian="8pt" style:language-asian="ar" style:country-asian="SA" style:font-name-complex="Tahoma1" style:font-size-complex="8pt" fo:hyphenate="false" fo:hyphenation-remain-char-count="2" fo:hyphenation-push-char-count="2"/>
    </style:style>
    <style:style style:name="endnote_20_text" style:display-name="endnote text" style:family="paragraph" style:parent-style-name="Standard" style:default-outline-level="" style:list-style-name="">
      <style:paragraph-properties fo:hyphenation-ladder-count="no-limit"/>
      <style:text-properties style:font-name="Calibri" fo:font-size="10pt" style:letter-kerning="true" style:font-name-asian="Calibri1" style:font-size-asian="10pt" style:language-asian="ar" style:country-asian="SA" style:font-size-complex="10pt" fo:hyphenate="false" fo:hyphenation-remain-char-count="2" fo:hyphenation-push-char-count="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Testo_20_nota_20_a_20_piè_20_di_20_pagina_20_Carattere" style:display-name="Testo nota a piè di pagina Carattere" style:family="text" style:parent-style-name="Default_20_Paragraph_20_Font">
      <style:text-properties fo:font-size="10pt" style:font-name-asian="Times New Roman1" style:font-size-asian="10pt" style:language-asian="it" style:country-asian="IT" style:font-name-complex="Times New Roman1" style:font-size-complex="10pt"/>
    </style:style>
    <style:style style:name="Intestazione_20_Carattere" style:display-name="Intestazione Carattere" style:family="text" style:parent-style-name="Default_20_Paragraph_20_Font">
      <style:text-properties fo:font-size="11pt" style:font-size-asian="11pt" style:font-name-complex="Times New Roman1" style:font-size-complex="11pt"/>
    </style:style>
    <style:style style:name="Piè_20_di_20_pagina_20_Carattere" style:display-name="Piè di pagina Carattere" style:family="text" style:parent-style-name="Default_20_Paragraph_20_Font">
      <style:text-properties fo:font-size="11pt" style:font-size-asian="11pt" style:font-name-complex="Times New Roman1" style:font-size-complex="11pt"/>
    </style:style>
    <style:style style:name="Testo_20_fumetto_20_Carattere" style:display-name="Testo fumetto Carattere" style:family="text" style:parent-style-name="Default_20_Paragraph_20_Font">
      <style:text-properties style:font-name="Tahoma" fo:font-size="8pt" style:font-size-asian="8pt" style:font-name-complex="Tahoma1" style:font-size-complex="8pt"/>
    </style:style>
    <style:style style:name="footnote_20_reference" style:display-name="footnote reference" style:family="text" style:parent-style-name="Default_20_Paragraph_20_Font">
      <style:text-properties style:text-position="super 58%" style:font-name-complex="Times New Roman1"/>
    </style:style>
    <style:style style:name="Rimando_20_nota_20_a_20_piè_20_di_20_pagina1" style:display-name="Rimando nota a piè di pagina1" style:family="text">
      <style:text-properties style:text-position="super 58%" style:font-name-complex="Times New Roman1"/>
    </style:style>
    <style:style style:name="Carattere_20_della_20_nota" style:display-name="Carattere della nota" style:family="text"/>
    <style:style style:name="endnote_20_reference" style:display-name="endnote reference" style:family="text">
      <style:text-properties style:text-position="super 58%"/>
    </style:style>
    <style:style style:name="Testo_20_nota_20_di_20_chiusura_20_Carattere" style:display-name="Testo nota di chiusura Carattere" style:family="text" style:parent-style-name="Default_20_Paragraph_20_Font">
      <style:text-properties fo:font-size="10pt" style:font-size-asian="10pt" style:font-size-complex="10pt"/>
    </style:style>
    <style:style style:name="Testo_20_nota_20_di_20_chiusura_20_Carattere1" style:display-name="Testo nota di chiusura Carattere1" style:family="text" style:parent-style-name="Default_20_Paragraph_20_Font">
      <style:text-properties style:font-name="Calibri" fo:font-size="10pt" style:letter-kerning="true" style:font-name-asian="Calibri1" style:font-size-asian="10pt" style:language-asian="ar" style:country-asian="SA" style:font-size-complex="10pt"/>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8.5cm" style:type="center"/>
          <style:tab-stop style:position="9.751cm" style:type="center"/>
          <style:tab-stop style:position="17cm" style:type="right"/>
        </style:tab-stops>
      </style:paragraph-properties>
    </style:style>
    <style:style style:name="MP2" style:family="paragraph" style:parent-style-name="Header">
      <style:paragraph-properties>
        <style:tab-stops>
          <style:tab-stop style:position="9.753cm" style:type="right"/>
          <style:tab-stop style:position="17cm" style:type="right"/>
        </style:tab-stops>
      </style:paragraph-properties>
    </style:style>
    <style:style style:name="MP3" style:family="paragraph" style:parent-style-name="Header">
      <style:paragraph-properties>
        <style:tab-stops>
          <style:tab-stop style:position="9.753cm" style:type="center"/>
          <style:tab-stop style:position="17cm" style:type="right"/>
        </style:tab-stops>
      </style:paragraph-properties>
    </style:style>
    <style:style style:name="MT1" style:family="text">
      <style:text-properties style:font-name="Garamond" fo:font-size="9pt" fo:language="en" fo:country="US" style:font-size-asian="9pt" style:font-name-complex="Garamond-Italic" style:font-size-complex="9pt" style:font-style-complex="italic"/>
    </style:style>
    <style:style style:name="MT2" style:family="text">
      <style:text-properties style:font-name="Garamond" fo:font-size="9pt" fo:language="en" fo:country="US" fo:font-style="italic" style:font-size-asian="9pt" style:font-style-asian="italic" style:font-name-complex="Garamond-Italic" style:font-size-complex="9pt" style:font-style-complex="italic"/>
    </style:style>
    <style:style style:name="MT3" style:family="text">
      <style:text-properties style:font-name="Garamond" fo:font-size="9pt" style:font-size-asian="9pt" style:font-size-complex="9pt"/>
    </style:style>
    <style:style style:name="MT4" style:family="text">
      <style:text-properties style:font-name="Garamond" fo:font-size="9pt" fo:font-style="italic" style:font-size-asian="9pt" style:font-style-asian="italic" style:font-name-complex="Garamond-Italic" style:font-size-complex="9pt" style:font-style-complex="italic"/>
    </style:style>
    <style:style style:name="MT5" style:family="text">
      <style:text-properties style:font-name="Garamond" fo:font-size="9pt" style:font-size-asian="9pt" style:font-name-complex="Garamond-Italic" style:font-size-complex="9pt" style:font-style-complex="italic"/>
    </style:style>
    <style:page-layout style:name="Mpm1">
      <style:page-layout-properties fo:page-width="14cm" fo:page-height="21.001cm" style:num-format="1" style:print-orientation="portrait" fo:margin-top="1.27cm" fo:margin-bottom="1.27cm" fo:margin-left="2.101cm" fo:margin-right="2.101cm" style:writing-mode="lr-tb" style:layout-grid-color="#c0c0c0" style:layout-grid-lines="2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31cm" fo:margin-left="0cm" fo:margin-right="0cm" fo:margin-bottom="1.032cm" style:dynamic-spacing="true"/>
      </style:header-style>
      <style:footer-style>
        <style:header-footer-properties fo:min-height="0.531cm" fo:margin-left="0cm" fo:margin-right="0cm" fo:margin-top="0.43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14cm" fo:page-height="21.001cm" style:num-format="1" style:print-orientation="portrait" fo:margin-top="1.131cm" fo:margin-bottom="0.531cm" fo:margin-left="2.101cm" fo:margin-right="2.101cm" style:writing-mode="lr-tb" style:layout-grid-color="#c0c0c0" style:layout-grid-lines="2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39cm" fo:margin-left="0cm" fo:margin-right="0cm" fo:margin-bottom="0.039cm" style:dynamic-spacing="true"/>
      </style:header-style>
      <style:footer-style>
        <style:header-footer-properties fo:min-height="0.739cm" fo:margin-left="0cm" fo:margin-right="0cm" fo:margin-top="0.639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aper title here.</text:span><text:span text:style-name="MT2"><text:tab/><text:tab/></text:span><text:span text:style-name="MT3">xx</text:span></text:p>
      </style:header>
      <style:header-left>
        <text:p text:style-name="MP2"><text:span text:style-name="MT3">xx</text:span><text:span text:style-name="MT4"><text:tab/></text:span><text:span text:style-name="MT5">Author name here</text:span></text:p>
      </style:header-left>
      <style:footer>
        <text:p text:style-name="Footer"/>
      </style:footer>
      <style:footer-left>
        <text:p text:style-name="Footer"/>
      </style:footer-left>
    </style:master-page>
    <style:master-page style:name="Converted1" style:page-layout-name="Mpm2"/>
    <style:master-page style:name="First_20_Page" style:display-name="First Page" style:page-layout-name="Mpm3" style:next-style-name="Standard">
      <style:header>
        <text:p text:style-name="MP3"><text:span text:style-name="MT4">Plurimondi, xx, 2016 xx-xx<text:tab/></text:span><text:span text:style-name="MT3">xx</text:span></text:p>
      </style:header>
      <style:footer>
        <text:p text:style-name="Footer"/>
      </style:footer>
    </style:master-page>
    <style:master-page style:name="Endnote" style:page-layout-name="Mpm4"/>
    <style:master-page style:name="Converted2"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mc</meta:initial-creator>
    <dc:creator>Juste Raimbault</dc:creator>
    <meta:editing-cycles>10</meta:editing-cycles>
    <meta:creation-date>2015-11-09T12:27:00</meta:creation-date>
    <dc:date>2016-01-29T19:49:13</dc:date>
    <meta:editing-duration>PT11H50M20S</meta:editing-duration>
    <meta:generator>OpenOffice/4.1.1$Unix OpenOffice.org_project/411m6$Build-9775</meta:generator>
    <meta:document-statistic meta:table-count="0" meta:image-count="0" meta:object-count="0" meta:page-count="7" meta:paragraph-count="34" meta:word-count="1361" meta:character-count="8798"/>
    <meta:user-defined meta:name="AppVersion">12.0000</meta:user-defined>
    <meta:user-defined meta:name="Company">pol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